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b46" officeooo:paragraph-rsid="00045b46"/>
    </style:style>
    <style:style style:name="P2" style:family="paragraph" style:parent-style-name="Standard">
      <style:text-properties loext:padding="0.049cm" loext:border="0.06pt solid #e1e5eb"/>
    </style:style>
    <style:style style:name="P3" style:family="paragraph" style:parent-style-name="Subtitle">
      <style:text-properties officeooo:rsid="00035286" officeooo:paragraph-rsid="00035286"/>
    </style:style>
    <style:style style:name="P4" style:family="paragraph" style:parent-style-name="Subtitle">
      <style:text-properties officeooo:rsid="0003f3ff" officeooo:paragraph-rsid="0003f3ff"/>
    </style:style>
    <style:style style:name="P5" style:family="paragraph" style:parent-style-name="Text_20_body">
      <style:text-properties officeooo:rsid="00035286" officeooo:paragraph-rsid="00035286"/>
    </style:style>
    <style:style style:name="P6" style:family="paragraph" style:parent-style-name="Text_20_body">
      <style:text-properties fo:font-weight="bold" officeooo:rsid="0003f3ff" officeooo:paragraph-rsid="0003f3ff" style:font-weight-asian="bold" style:font-weight-complex="bold"/>
    </style:style>
    <style:style style:name="P7" style:family="paragraph" style:parent-style-name="Text_20_body">
      <style:text-properties officeooo:rsid="00045b46" officeooo:paragraph-rsid="00045b46"/>
    </style:style>
    <style:style style:name="P8" style:family="paragraph" style:parent-style-name="Title">
      <style:text-properties officeooo:rsid="00045b46" officeooo:paragraph-rsid="00045b46"/>
    </style:style>
    <style:style style:name="P9" style:family="paragraph" style:parent-style-name="Subtitle">
      <style:text-properties officeooo:rsid="0003f3ff" officeooo:paragraph-rsid="0003f3ff"/>
    </style:style>
    <style:style style:name="P10" style:family="paragraph" style:parent-style-name="Title">
      <style:text-properties officeooo:rsid="00035286" officeooo:paragraph-rsid="00035286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officeooo:rsid="0006b024" officeooo:paragraph-rsid="0006b024"/>
    </style:style>
    <style:style style:name="P13" style:family="paragraph" style:parent-style-name="Text_20_body">
      <style:text-properties fo:font-weight="normal" officeooo:rsid="0003f3ff" officeooo:paragraph-rsid="0003f3ff" style:font-weight-asian="normal" style:font-weight-complex="normal"/>
    </style:style>
    <style:style style:name="P14" style:family="paragraph" style:parent-style-name="Text_20_body" style:list-style-name="L1"/>
    <style:style style:name="P15" style:family="paragraph" style:parent-style-name="Text_20_body">
      <style:text-properties officeooo:rsid="0006b024" officeooo:paragraph-rsid="0006b024"/>
    </style:style>
    <style:style style:name="P16" style:family="paragraph" style:parent-style-name="Text_20_body">
      <style:text-properties fo:color="#ff4000" style:font-name="Chilanka" fo:font-size="44pt" fo:font-weight="bold" officeooo:rsid="0006b024" officeooo:paragraph-rsid="0006b024" style:font-size-asian="38.5pt" style:font-weight-asian="bold" style:font-size-complex="4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3ff" style:font-weight-asian="bold" style:font-weight-complex="bold"/>
    </style:style>
    <style:style style:name="T3" style:family="text">
      <style:text-properties fo:font-weight="bold" style:font-weight-asian="bold" style:font-weight-complex="bold" loext:padding="0.049cm" loext:border="0.06pt solid #e1e5eb"/>
    </style:style>
    <style:style style:name="T4" style:family="text">
      <style:text-properties fo:font-weight="bold" loext:padding="0.049cm" loext:border="0.06pt solid #e1e5e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f3ff" style:font-weight-asian="normal" style:font-weight-complex="normal"/>
    </style:style>
    <style:style style:name="T7" style:family="text">
      <style:text-properties officeooo:rsid="00045b46" loext:padding="0.049cm" loext:border="0.06pt solid #e1e5eb"/>
    </style:style>
    <style:style style:name="T8" style:family="text">
      <style:text-properties fo:color="#3d495c" style:font-name="Verdana"/>
    </style:style>
    <style:style style:name="T9" style:family="text">
      <style:text-properties fo:color="#3d495c" style:font-name="Verdana1" fo:font-weight="bold" loext:padding="0.049cm" loext:border="0.06pt solid #e1e5eb"/>
    </style:style>
    <style:style style:name="T10" style:family="text">
      <style:text-properties fo:color="#3d495c" style:font-name="Verdana2" loext:padding="0.049cm" loext:border="0.06pt solid #e1e5eb"/>
    </style:style>
    <style:style style:name="T11" style:family="text">
      <style:text-properties loext:padding="0.049cm" loext:border="0.06pt solid #e1e5eb"/>
    </style:style>
    <style:style style:name="T12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13" style:family="text">
      <style:text-properties officeooo:rsid="0006b024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it &amp; GitHub</text:p>
      <text:p text:style-name="P3">Git</text:p>
      <text:p text:style-name="P5">O Git guarda um conjunto de alterações nos arquivos através dos <text:span text:style-name="T1">Commits</text:span><text:span text:style-name="T5">. Os </text:span><text:span text:style-name="T1">Commits </text:span><text:span text:style-name="T5">são as unidades estruturais de <text:s/>cronograma de projeto. Podem ser considerados instantâneos ou marcos ao longo do cronograma de um projeto </text:span><text:span text:style-name="T1">Git. <text:s text:c="2"/></text:span><text:span text:style-name="T5">O conjunto desse commits criam um histórico de alterações em todo o projeto. Isso é útil, pois podemos ter um controle claro de todas as versões que o projeto viveu.</text:span></text:p>
      <text:p text:style-name="P4">GitHub</text:p>
      <text:p text:style-name="P6">GitHub <text:span text:style-name="T5">é uma plataforma onde hospedamos os Commits do Git, é um repositório DO Git. Lá podemos compartilhar nossos códigos e interagir com códigos de terceiros.</text:span></text:p>
      <text:p text:style-name="P13"/>
      <text:p text:style-name="P4">Branch</text:p>
      <text:p text:style-name="P6">Branch <text:span text:style-name="T5">uma versão independente e editável de meu código. Dentre as Branchs que meu projeto pode ter, existe a </text:span>Branch Master<text:span text:style-name="T5">, que é a Branch principal do meu código, a “Oficial”, aquela que será lançada.</text:span></text:p>
      <text:p text:style-name="P4">Merge</text:p>
      <text:p text:style-name="Standard"><text:span text:style-name="T2">Merge</text:span><text:span text:style-name="T6"> <text:s/>é quando unimos duas Branchs em uma só. </text:span><text:span text:style-name="T5"><text:s/></text:span></text:p>
      <text:p text:style-name="P11"/>
      <text:p text:style-name="P11"/>
      <text:p text:style-name="P11"/>
      <text:p text:style-name="P8">Copy and Paste <text:line-break/>important things</text:p>
      <text:p text:style-name="P7"><text:span text:style-name="T8">Como tudo o que você vai fazer ao longo do curso (e muito provavelmente da sua vida profissional) irá ter como workspace principal o GitHub, é necessário estabelecer uma </text:span><text:span text:style-name="Strong_20_Emphasis"><text:span text:style-name="T9">ponte </text:span></text:span><text:span text:style-name="T8">entre o</text:span><text:span text:style-name="Strong_20_Emphasis"><text:span text:style-name="Emphasis"><text:span text:style-name="T9">Git</text:span></text:span></text:span><text:span text:style-name="T8">(local) e o GitHub (</text:span><text:span text:style-name="Emphasis"><text:span text:style-name="T10">remoto</text:span></text:span><text:span text:style-name="T8">), e sobretudo que essa ponte seja </text:span><text:span text:style-name="Strong_20_Emphasis"><text:span text:style-name="T9">segura.</text:span></text:span></text:p>
      <text:p text:style-name="P1"><text:span text:style-name="Strong_20_Emphasis"><text:span text:style-name="T9">É aí que entra o processo de </text:span></text:span><text:span text:style-name="Strong_20_Emphasis"><text:span text:style-name="Emphasis"><text:span text:style-name="T9">autenticação </text:span></text:span></text:span><text:span text:style-name="Strong_20_Emphasis"><text:span text:style-name="T9">do GitHub, que lhe permitirá, ao mesmo tempo, proteger suas informações pessoais e mandar comandos para o GitHub diretamente pelo seu terminal!</text:span></text:span></text:p>
      <text:p text:style-name="P2">Quando esse processo é feito, você informa ao sistema remoto que é para utilizar as credenciais da sua conta ao executar algum comando do git e, ao mesmo tempo, comprova para o GitHub que você é exatamente quem diz que é.</text:p>
      <text:p text:style-name="P2"/>
      <text:p text:style-name="P2"/>
      <text:p text:style-name="Title"><text:soft-page-break/>Autenticar via SSH ou HTTPS?</text:p>
      <text:p text:style-name="Standard">Existem duas formas pelas quais você pode acessar o GitHub pelo terminal: HTTPS (Hypertext Transfer Protocol Secure) e SSH (Secure Shell). Ambas as formas são válidas, mas possuem algumas diferenças entre si:</text:p>
      <text:list xml:id="list1799607314" text:style-name="L1">
        <text:list-item>
          <text:p text:style-name="P14"><text:span text:style-name="Strong_20_Emphasis"><text:span text:style-name="T3">SSH</text:span></text:span><text:span text:style-name="T11">ou</text:span><text:span text:style-name="Strong_20_Emphasis"><text:span text:style-name="Emphasis"><text:span text:style-name="T4">S</text:span></text:span></text:span><text:span text:style-name="Strong_20_Emphasis"><text:span text:style-name="Emphasis"><text:span text:style-name="T3">ecure Shell</text:span></text:span></text:span><text:span text:style-name="T11">: é um protocolo de criptografia de rede que serve para transferir dados de forma segura mesmo em redes inseguras. Usando o protocolo SSH, você pode se conectar ao GitHub sem precisar digitar seu nome e chave de acesso pessoal a cada comando executado.</text:span></text:p>
        </text:list-item>
        <text:list-item>
          <text:p text:style-name="P14"><text:span text:style-name="Strong_20_Emphasis"><text:span text:style-name="T4">HTTPS</text:span></text:span><text:span text:style-name="T11">ou</text:span><text:span text:style-name="Strong_20_Emphasis"><text:span text:style-name="Emphasis"><text:span text:style-name="T4">Hypertext Transfer Protocol Secure</text:span></text:span></text:span><text:span text:style-name="T11">: </text:span>é uma extensão do protocolo de internet HTTP (<text:span text:style-name="Emphasis">você verá mais sobre esse protocolo no dia de conteúdo que trata sobre internet!</text:span>) que utiliza certificados digitais para autenticar os dados e permitir que eles sejam cripografados de forma segura.</text:p>
        </text:list-item>
      </text:list>
      <text:p text:style-name="Standard"><text:span text:style-name="T11">No caso do HTTPS, você precisará criar um token de acesso pessoal para usar no lugar da sua senha quando ela for pedida. Para entender melhor, veja o passo a passo na </text:span><text:a xlink:type="simple" xlink:href="https://docs.github.com/pt/github/authenticating-to-github/keeping-your-account-and-data-secure/creating-a-personal-access-token" office:target-frame-name="_blank" xlink:show="new" text:style-name="Internet_20_link" text:visited-style-name="Visited_20_Internet_20_Link"><text:span text:style-name="T12">documentação do GitHub.</text:span></text:a><text:span text:style-name="T11">No entanto, recomendamos o uso do SSH.</text:span></text:p>
      <text:p text:style-name="Standard"><text:span text:style-name="T11">Como o SSH nos permite pular a etapa de digitar login e senha do GitHub a cada comando (e ao longo do curso serão</text:span><text:span text:style-name="Emphasis"><text:span text:style-name="T11">muuuuuuuuitos </text:span></text:span><text:span text:style-name="Emphasis"><text:span text:style-name="T7">c</text:span></text:span><text:span text:style-name="T11">omandos), iremos utilizar o SSH como modelo padrão de autenticação. Para isso você deverá seguir alguns passos, mas não se assuste: é mais simples do que parece! </text:span></text:p>
      <text:p text:style-name="Horizontal_20_Line"/>
      <text:p text:style-name="Title"><text:line-break/><text:span text:style-name="T13">Parte 1 – Baixando repositórios com o git clone</text:span></text:p>
      <text:p text:style-name="P15">Caso eu queira copiar um repositório <text:span text:style-name="T1">Git </text:span><text:span text:style-name="T5">já existente – por exemplo, um projeto em que eu queira contribuir, o comando é :</text:span></text:p>
      <text:p text:style-name="P16">git clone</text:p>
      <text:p text:style-name="P12">Mais do que baixar o código atual, o <text:span text:style-name="T1">Git </text:span><text:span text:style-name="T5">recebe uma cópia de quase todos os dados que o servidor possui. Cada versão de cada arquivo no histórico do projeto é obtida quando você roda o comando </text:span><text:span text:style-name="T1">git clone</text:span><text:span text:style-name="T5">.</text:span></text:p>
      <text:p text:style-name="P12"><text:span text:style-name="T5"/></text:p>
      <text:p text:style-name="P7"><text:span text:style-name="Strong_20_Emphasis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3:16:38.085970980</meta:creation-date>
    <meta:editing-duration>PT4H27M4S</meta:editing-duration>
    <meta:editing-cycles>3</meta:editing-cycles>
    <meta:generator>LibreOffice/6.4.7.2$Linux_X86_64 LibreOffice_project/40$Build-2</meta:generator>
    <dc:date>2021-11-16T19:56:39.361697321</dc:date>
    <meta:document-statistic meta:table-count="0" meta:image-count="0" meta:object-count="0" meta:page-count="2" meta:paragraph-count="23" meta:word-count="552" meta:character-count="3221" meta:non-whitespace-character-count="2683"/>
  </office:meta>
</office:document-meta>
</file>